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0798"/>
    </style:style>
    <style:style style:name="P2" style:family="paragraph" style:parent-style-name="Text_20_body">
      <style:text-properties officeooo:rsid="00100798" officeooo:paragraph-rsid="00100798"/>
    </style:style>
    <style:style style:name="P3" style:family="paragraph" style:parent-style-name="Header">
      <style:text-properties officeooo:rsid="00100798" officeooo:paragraph-rsid="00100798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12c71"/>
    </style:style>
    <style:style style:name="T2" style:family="text">
      <style:text-properties officeooo:rsid="0013a9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h text:style-name="P4" text:outline-level="1">Retour d’expérience</text:h>
      <text:h text:style-name="Heading_20_2" text:outline-level="2">L’arborescence de l’instrument de recherche</text:h>
      <text:p text:style-name="P1"/>
      <text:p text:style-name="P2">Le présent instrument de rechercher à encoder présentait une difficulté au niveau des choix d’arborescence dans les balises &lt;c&gt;. Les niveaux « fonds » et « subfonds » n’ont pas posé de réflexion particulière. En revanche, la division de l’instrument recherche en thème<text:span text:style-name="T2">s</text:span>, sous-thèmes, articles et livres pose des difficultés. C’est pourquoi j’ai fait le choix de mettre les niveaux « series » et « subseries » aux titres structurants. L’instrument de recherche regroupant les articles dans des subdivisions, le choix a été fait de créer un niveau « filegrp » avec un « otherlevel » pour eux. Les articles se retrouvent ainsi dans des « file », qui permettent, en cas de détail d<text:span text:style-name="T2">ans le</text:span> contenu, de mettre des « item ». Par une fois, un « file » était lui même divisé, ce qui a conduit à la création d’un « otherlevel » de type « itemgrp ». La conservation de tous ces niveaux de description me paraissait importante, d’où cette arborescence complexe nécessitant deux niveaux « otherlevel », « <text:span text:style-name="T2">filegrp » et « itemgrp »</text:span>. </text:p>
      <text:h text:style-name="Heading_20_2" text:outline-level="2">La conservation des informations</text:h>
      <text:p text:style-name="P2">L’encodage comporte de nombreux commentaires. Cependant, il est nécessaire de revenir sur certains choix. L’encodage d’un instrument de recherche devant se faire sans perte d’informations <text:span text:style-name="T2">ni ajout</text:span>, et, dans la mesure du possible, dans l’ordre d’apparition de celles-ci, il a néanmoins été nécessaire à certains moments de modifier la structure de l’&lt;archdesc&gt; : la cote présente sur la page de titre avait sa place dans un &lt;did&gt; dans le &lt;archdesc&gt; plutôt que comme titre dans le &lt;titlestmt&gt; ; de même que les informations d’importance matérielle et de communicabilité ; <text:span text:style-name="T1">ainsi que la liste des personnes de la CIUP qui est placée dans le &lt;bioghist&gt; consacré à la CIUP, et non reléguée à la fin de l’introduction comme c’est le cas dans l’instrument de recherche original</text:span>. <text:span text:style-name="T1">Le reste de l’instrument encodé suit strictement l’ordre de l’édition papier originale, en évitant les pertes d’informations. C’est pourquoi les &lt;unittitle&gt; des &lt;c&gt; de niveau « item » comportent une référence bibliographique : il semblait nécessaire de faire apparaître dans l’encodage que l’item est une production bibliographique, plutôt qu’un document archivistique, ce qui conduit à l’indication d’un titre, d’un auteur, d’une date, et parfois d’un éditeur si celui-ci est con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style:line-spacing="0.199cm" fo:text-indent="0.499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0798" officeooo:paragraph-rsid="001007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HALLON Maxime<text:tab/>2019-2020<text:tab/>Encodage EA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55:19.107905794</meta:creation-date>
    <dc:date>2020-01-30T11:18:51.146481635</dc:date>
    <meta:editing-duration>PT10M4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6" meta:word-count="389" meta:character-count="2402" meta:non-whitespace-character-count="2018"/>
  </office:meta>
</office:document-meta>
</file>